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style:font-size-asian="13.1000003814697pt" style:font-size-complex="15pt"/>
    </style:style>
    <style:style style:name="P2" style:family="paragraph" style:parent-style-name="Preformatted_20_Text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Preformatted_20_Text">
      <style:text-properties style:text-underline-style="solid" style:text-underline-width="auto" style:text-underline-color="font-color"/>
    </style:style>
    <style:style style:name="P4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XICAL ANALYSIS USING LEX</text:p>
      <text:p text:style-name="P4">MOHAMMED FARHAN K N<text:tab/><text:tab/></text:p>
      <text:p text:style-name="P4">S7 CSE B <text:s text:c="13"/><text:tab/> <text:s text:c="5"/></text:p>
      <text:p text:style-name="P2"><text:span text:style-name="T1">18 <text:s text:c="9"/></text:span><text:s text:c="9"/></text:p>
      <text:p text:style-name="Preformatted_20_Text"/>
      <text:p text:style-name="Preformatted_20_Text"/>
      <text:p text:style-name="Preformatted_20_Text">%{</text:p>
      <text:p text:style-name="Preformatted_20_Text">%}</text:p>
      <text:p text:style-name="Preformatted_20_Text">%%</text:p>
      <text:p text:style-name="Preformatted_20_Text">[main|int] <text:s/><text:tab/><text:tab/>{printf("\n%s\t---&gt; Keyword",yytext);}</text:p>
      <text:p text:style-name="Preformatted_20_Text">([a-z]|[A-Z]|[0-9])+ <text:tab/><text:tab/>{if((strcmp(yytext,"int")==0)||(strcmp(yytext,"main")==0)||(strcmp(yytext,"return")==0)||(strcmp(yytext,"if")==0)||(strcmp(yytext,"else")==0)) printf("\n%s\t---&gt; Keyword",yytext); else printf("\n%s\t---&gt; Identifier",yytext);}</text:p>
      <text:p text:style-name="Preformatted_20_Text">[(|)|;|{|}|,|&amp;] <text:tab/><text:tab/>{ printf("\n%s\t---&gt; Special Character",yytext);}</text:p>
      <text:p text:style-name="Preformatted_20_Text">([0-9])*(.)([0-9])+ <text:tab/>{ printf("\n%s\t---&gt; Number",yytext);}</text:p>
      <text:p text:style-name="Preformatted_20_Text">[+] <text:tab/><text:tab/><text:tab/>{ printf("\n%s\t---&gt; Addition Operator",yytext);}</text:p>
      <text:p text:style-name="Preformatted_20_Text">[-] <text:tab/><text:tab/><text:tab/>{ printf("\n%s\t---&gt; Subtraction Operator",yytext);}</text:p>
      <text:p text:style-name="Preformatted_20_Text">[*] <text:tab/><text:tab/><text:tab/>{ printf("\n%s\t---&gt; Multiplication Operator",yytext);}</text:p>
      <text:p text:style-name="Preformatted_20_Text">[/] <text:tab/><text:tab/><text:tab/>{ printf("\n%s\t---&gt; Division Operator",yytext);}</text:p>
      <text:p text:style-name="Preformatted_20_Text">(&lt;) <text:tab/><text:tab/><text:tab/>{ printf("\n%s\t---&gt; &lt;RELOP,LT&gt;",yytext);}</text:p>
      <text:p text:style-name="Preformatted_20_Text">(&gt;) <text:tab/><text:tab/><text:tab/>{ printf("\n%s\t---&gt; &lt;RELOP,GT&gt;",yytext);}</text:p>
      <text:p text:style-name="Preformatted_20_Text">(&lt;=) <text:tab/><text:tab/><text:tab/>{ printf("\n%s\t---&gt; &lt;RELOP,LE&gt;",yytext);}</text:p>
      <text:p text:style-name="Preformatted_20_Text">(&gt;=) <text:tab/><text:tab/><text:tab/>{ printf("\n%s\t---&gt; &lt;RELOP,GE&gt;",yytext);}</text:p>
      <text:p text:style-name="Preformatted_20_Text">(==) <text:tab/><text:tab/><text:tab/>{ printf("\n%s\t---&gt; &lt;RELOP,EE&gt;",yytext);}</text:p>
      <text:p text:style-name="Preformatted_20_Text">(!=) <text:tab/><text:tab/><text:tab/>{ printf("\n%s\t---&gt; &lt;RELOP,NE&gt;",yytext);}</text:p>
      <text:p text:style-name="Preformatted_20_Text">(=)<text:tab/><text:tab/><text:tab/>{ printf("\n%s\t---&gt; Assignment Operator",yytext);}</text:p>
      <text:p text:style-name="Preformatted_20_Text">\n <text:tab/><text:tab/><text:tab/>{;}</text:p>
      <text:p text:style-name="Preformatted_20_Text"/>
      <text:p text:style-name="Preformatted_20_Text">%%</text:p>
      <text:p text:style-name="Preformatted_20_Text">main()</text:p>
      <text:p text:style-name="Preformatted_20_Text">{</text:p>
      <text:p text:style-name="Preformatted_20_Text"><text:tab/>yyin=fopen("lexpgminput.c","r");</text:p>
      <text:p text:style-name="Preformatted_20_Text"><text:tab/>yylex();</text:p>
      <text:p text:style-name="Preformatted_20_Text"><text:tab/>fclose(yyin);</text:p>
      <text:p text:style-name="Preformatted_20_Text">}</text:p>
      <text:p text:style-name="Preformatted_20_Text"/>
      <text:p text:style-name="P3">INPUT FILE</text:p>
      <text:p text:style-name="Preformatted_20_Text"/>
      <text:p text:style-name="Preformatted_20_Text">main () </text:p>
      <text:p text:style-name="Preformatted_20_Text">{ </text:p>
      <text:p text:style-name="Preformatted_20_Text"><text:tab/>int a5 <text:s/>, b , c; </text:p>
      <text:p text:style-name="Preformatted_20_Text"><text:tab/>a = 25; </text:p>
      <text:p text:style-name="Preformatted_20_Text"><text:tab/>b = 13; </text:p>
      <text:p text:style-name="Preformatted_20_Text"><text:tab/>c = a - b; </text:p>
      <text:p text:style-name="Preformatted_20_Text"><text:tab/>if(a&lt;=b) </text:p>
      <text:p text:style-name="Preformatted_20_Text"><text:tab/><text:tab/>b = 5; </text:p>
      <text:p text:style-name="Preformatted_20_Text"><text:tab/>else </text:p>
      <text:p text:style-name="Preformatted_20_Text"><text:tab/><text:tab/>c = a + b; 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OUTPUT</text:p>
      <text:p text:style-name="Preformatted_20_Text"/>
      <text:p text:style-name="Preformatted_20_Text">mnt/42813/s7comp/lexfile$ flex lexpgm.l </text:p>
      <text:p text:style-name="Preformatted_20_Text">42813@user:/mnt/42813/s7comp/lexfile$ gcc lex.yy.c -ll </text:p>
      <text:p text:style-name="Preformatted_20_Text">42813@user:/mnt/42813/s7comp/lexfile$ ./a.out </text:p>
      <text:p text:style-name="Preformatted_20_Text"/>
      <text:p text:style-name="Preformatted_20_Text">main<text:tab/>---&gt; Keyword </text:p>
      <text:p text:style-name="Preformatted_20_Text">(<text:tab/>---&gt; Special Character </text:p>
      <text:p text:style-name="Preformatted_20_Text">)<text:tab/>---&gt; Special Character </text:p>
      <text:p text:style-name="Preformatted_20_Text">{<text:tab/>---&gt; Special Character<text:tab/> </text:p>
      <text:p text:style-name="Preformatted_20_Text">int<text:tab/>---&gt; Keyword </text:p>
      <text:p text:style-name="Preformatted_20_Text">a5<text:tab/>---&gt; Identifier <text:s/></text:p>
      <text:p text:style-name="Preformatted_20_Text">,<text:tab/>---&gt; Special Character </text:p>
      <text:p text:style-name="Preformatted_20_Text">b<text:tab/>---&gt; Identifier </text:p>
      <text:p text:style-name="Preformatted_20_Text">,<text:tab/>---&gt; Special Character </text:p>
      <text:p text:style-name="Preformatted_20_Text">c<text:tab/>---&gt; Identifier </text:p>
      <text:p text:style-name="Preformatted_20_Text">;<text:tab/>---&gt; Special Character<text:tab/> </text:p>
      <text:p text:style-name="Preformatted_20_Text">a<text:tab/>---&gt; Keyword </text:p>
      <text:p text:style-name="Preformatted_20_Text">=<text:tab/>---&gt; Assignment Operator </text:p>
      <text:p text:style-name="Preformatted_20_Text"><text:s/>25<text:tab/>---&gt; Number </text:p>
      <text:p text:style-name="Preformatted_20_Text">;<text:tab/>---&gt; Special Character<text:tab/> </text:p>
      <text:p text:style-name="Preformatted_20_Text">b<text:tab/>---&gt; Identifier </text:p>
      <text:p text:style-name="Preformatted_20_Text">=<text:tab/>---&gt; Assignment Operator </text:p>
      <text:p text:style-name="Preformatted_20_Text"><text:s/>13<text:tab/>---&gt; Number </text:p>
      <text:p text:style-name="Preformatted_20_Text">;<text:tab/>---&gt; Special Character<text:tab/> </text:p>
      <text:p text:style-name="Preformatted_20_Text">c<text:tab/>---&gt; Identifier </text:p>
      <text:p text:style-name="Preformatted_20_Text">=<text:tab/>---&gt; Assignment Operator </text:p>
      <text:p text:style-name="Preformatted_20_Text">a<text:tab/>---&gt; Keyword </text:p>
      <text:p text:style-name="Preformatted_20_Text">-<text:tab/>---&gt; Subtraction Operator </text:p>
      <text:p text:style-name="Preformatted_20_Text">b<text:tab/>---&gt; Identifier </text:p>
      <text:p text:style-name="Preformatted_20_Text">;<text:tab/>---&gt; Special Character<text:tab/> </text:p>
      <text:p text:style-name="Preformatted_20_Text">if<text:tab/>---&gt; Keyword </text:p>
      <text:p text:style-name="Preformatted_20_Text">(<text:tab/>---&gt; Special Character </text:p>
      <text:p text:style-name="Preformatted_20_Text">a<text:tab/>---&gt; Keyword </text:p>
      <text:p text:style-name="Preformatted_20_Text">&lt;=<text:tab/>---&gt; &lt;RELOP,LE&gt; </text:p>
      <text:p text:style-name="Preformatted_20_Text">b<text:tab/>---&gt; Identifier </text:p>
      <text:p text:style-name="Preformatted_20_Text">)<text:tab/>---&gt; Special Character<text:tab/> </text:p>
      <text:p text:style-name="Preformatted_20_Text">b<text:tab/>---&gt; Identifier </text:p>
      <text:p text:style-name="Preformatted_20_Text">=<text:tab/>---&gt; Assignment Operator </text:p>
      <text:p text:style-name="Preformatted_20_Text"><text:s/>5<text:tab/>---&gt; Number </text:p>
      <text:p text:style-name="Preformatted_20_Text">;<text:tab/>---&gt; Special Character<text:tab/> </text:p>
      <text:p text:style-name="Preformatted_20_Text">printf<text:tab/>---&gt; Identifier </text:p>
      <text:p text:style-name="Preformatted_20_Text">(<text:tab/>---&gt; Special Character"% </text:p>
      <text:p text:style-name="Preformatted_20_Text">d<text:tab/>---&gt; Identifier\ </text:p>
      <text:p text:style-name="Preformatted_20_Text">n<text:tab/>---&gt; Keyword " </text:p>
      <text:p text:style-name="Preformatted_20_Text">,<text:tab/>---&gt; Special Character </text:p>
      <text:p text:style-name="Preformatted_20_Text">c<text:tab/>---&gt; Identifier </text:p>
      <text:p text:style-name="Preformatted_20_Text">)<text:tab/>---&gt; Special Character </text:p>
      <text:p text:style-name="Preformatted_20_Text">;<text:tab/>---&gt; Special Character </text:p>
      <text:p text:style-name="Preformatted_20_Text">}<text:tab/>---&gt; Special Charac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roid Sans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8T12:03:59</dc:date>
    <dc:creator>NEENU SHAJI</dc:creator>
    <meta:generator>LibreOffice/3.5$Linux_X86_64 LibreOffice_project/350m1$Build-2</meta:generator>
    <meta:editing-duration>P0D</meta:editing-duration>
    <meta:editing-cycles>4</meta:editing-cycles>
    <meta:document-statistic meta:table-count="0" meta:image-count="0" meta:object-count="0" meta:page-count="2" meta:paragraph-count="90" meta:word-count="350" meta:character-count="2400" meta:non-whitespace-character-count="2034"/>
  </office:meta>
</office:document-meta>
</file>